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695cm" table:align="left"/>
    </style:style>
    <style:style style:name="Tableau2.A" style:family="table-column">
      <style:table-column-properties style:column-width="2.196cm"/>
    </style:style>
    <style:style style:name="Tableau2.B" style:family="table-column">
      <style:table-column-properties style:column-width="6.6cm"/>
    </style:style>
    <style:style style:name="Tableau2.C" style:family="table-column">
      <style:table-column-properties style:column-width="0.914cm"/>
    </style:style>
    <style:style style:name="Tableau2.D" style:family="table-column">
      <style:table-column-properties style:column-width="3.493cm"/>
    </style:style>
    <style:style style:name="Tableau2.F" style:family="table-column">
      <style:table-column-properties style:column-width="1.29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501cm" table:align="margins"/>
    </style:style>
    <style:style style:name="Tableau3.A" style:family="table-column">
      <style:table-column-properties style:column-width="1.683cm" style:rel-column-width="6680*"/>
    </style:style>
    <style:style style:name="Tableau3.B" style:family="table-column">
      <style:table-column-properties style:column-width="12.037cm" style:rel-column-width="47804*"/>
    </style:style>
    <style:style style:name="Tableau3.C" style:family="table-column">
      <style:table-column-properties style:column-width="2.783cm" style:rel-column-width="11051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C2" style:family="table-cell">
      <style:table-cell-properties fo:padding="0.097cm" fo:border-left="0.05pt solid #000000" fo:border-right="0.05pt solid #000000" fo:border-top="none" fo:border-bottom="none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801cm" fo:margin-left="0cm" table:align="left"/>
    </style:style>
    <style:style style:name="Tableau4.A" style:family="table-column">
      <style:table-column-properties style:column-width="2.3cm"/>
    </style:style>
    <style:style style:name="Tableau4.B" style:family="table-column">
      <style:table-column-properties style:column-width="2.196cm"/>
    </style:style>
    <style:style style:name="Tableau4.D" style:family="table-column">
      <style:table-column-properties style:column-width="2.011cm"/>
    </style:style>
    <style:style style:name="Tableau4.F" style:family="table-column">
      <style:table-column-properties style:column-width="2.487cm"/>
    </style:style>
    <style:style style:name="Tableau4.G" style:family="table-column">
      <style:table-column-properties style:column-width="1.722cm"/>
    </style:style>
    <style:style style:name="Tableau4.H" style:family="table-column">
      <style:table-column-properties style:column-width="1.6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501cm" table:align="margins"/>
    </style:style>
    <style:style style:name="Tableau5.A" style:family="table-column">
      <style:table-column-properties style:column-width="2.286cm" style:rel-column-width="9080*"/>
    </style:style>
    <style:style style:name="Tableau5.B" style:family="table-column">
      <style:table-column-properties style:column-width="2.182cm" style:rel-column-width="8663*"/>
    </style:style>
    <style:style style:name="Tableau5.D" style:family="table-column">
      <style:table-column-properties style:column-width="1.997cm" style:rel-column-width="7932*"/>
    </style:style>
    <style:style style:name="Tableau5.E" style:family="table-column">
      <style:table-column-properties style:column-width="4.651cm" style:rel-column-width="18474*"/>
    </style:style>
    <style:style style:name="Tableau5.F" style:family="table-column">
      <style:table-column-properties style:column-width="1.498cm" style:rel-column-width="5949*"/>
    </style:style>
    <style:style style:name="Tableau5.G" style:family="table-column">
      <style:table-column-properties style:column-width="1.706cm" style:rel-column-width="6774*"/>
    </style:style>
    <style:style style:name="Tableau5.1" style:family="table-row">
      <style:table-row-properties style:min-row-height="2.805cm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G2" style:family="table-cell">
      <style:table-cell-properties fo:padding="0.097cm" fo:border-left="0.05pt solid #000000" fo:border-right="0.05pt solid #000000" fo:border-top="none" fo:border-bottom="none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042e"/>
    </style:style>
    <style:style style:name="P2" style:family="paragraph" style:parent-style-name="Table_20_Contents">
      <style:text-properties officeooo:rsid="000be154" officeooo:paragraph-rsid="0017042e"/>
    </style:style>
    <style:style style:name="P3" style:family="paragraph" style:parent-style-name="Table_20_Contents">
      <style:text-properties officeooo:rsid="000c62ed" officeooo:paragraph-rsid="0017042e"/>
    </style:style>
    <style:style style:name="P4" style:family="paragraph" style:parent-style-name="Table_20_Contents">
      <style:text-properties officeooo:rsid="001f1c35" officeooo:paragraph-rsid="0017042e"/>
    </style:style>
    <style:style style:name="P5" style:family="paragraph" style:parent-style-name="Table_20_Contents">
      <style:text-properties officeooo:rsid="000cc180" officeooo:paragraph-rsid="0017042e"/>
    </style:style>
    <style:style style:name="P6" style:family="paragraph" style:parent-style-name="Table_20_Contents">
      <style:text-properties officeooo:rsid="000fed68" officeooo:paragraph-rsid="0017042e"/>
    </style:style>
    <style:style style:name="P7" style:family="paragraph" style:parent-style-name="Table_20_Contents">
      <style:text-properties officeooo:rsid="001886da" officeooo:paragraph-rsid="0017042e"/>
    </style:style>
    <style:style style:name="P8" style:family="paragraph" style:parent-style-name="Table_20_Contents">
      <style:text-properties officeooo:rsid="001978a6" officeooo:paragraph-rsid="0017042e"/>
    </style:style>
    <style:style style:name="P9" style:family="paragraph" style:parent-style-name="Table_20_Contents">
      <style:text-properties officeooo:rsid="001ab01a" officeooo:paragraph-rsid="0017042e"/>
    </style:style>
    <style:style style:name="P10" style:family="paragraph" style:parent-style-name="Table_20_Contents">
      <style:text-properties officeooo:rsid="001b56b9" officeooo:paragraph-rsid="0017042e"/>
    </style:style>
    <style:style style:name="P11" style:family="paragraph" style:parent-style-name="Table_20_Contents">
      <style:text-properties officeooo:rsid="001b01af" officeooo:paragraph-rsid="0017042e"/>
    </style:style>
    <style:style style:name="P12" style:family="paragraph" style:parent-style-name="Table_20_Contents">
      <style:text-properties officeooo:rsid="0014afb6" officeooo:paragraph-rsid="0017042e"/>
    </style:style>
    <style:style style:name="P13" style:family="paragraph" style:parent-style-name="Table_20_Contents">
      <style:text-properties officeooo:rsid="001658ba" officeooo:paragraph-rsid="0017042e"/>
    </style:style>
    <style:style style:name="P14" style:family="paragraph" style:parent-style-name="Table_20_Contents">
      <style:text-properties officeooo:rsid="0020a793" officeooo:paragraph-rsid="0017042e"/>
    </style:style>
    <style:style style:name="P15" style:family="paragraph" style:parent-style-name="Table_20_Contents">
      <style:text-properties officeooo:rsid="001668fc" officeooo:paragraph-rsid="0017042e"/>
    </style:style>
    <style:style style:name="P16" style:family="paragraph" style:parent-style-name="Table_20_Contents">
      <style:text-properties officeooo:rsid="0021b3ca" officeooo:paragraph-rsid="0017042e"/>
    </style:style>
    <style:style style:name="P17" style:family="paragraph" style:parent-style-name="Table_20_Contents">
      <style:text-properties officeooo:rsid="00182988" officeooo:paragraph-rsid="0017042e"/>
    </style:style>
    <style:style style:name="P18" style:family="paragraph" style:parent-style-name="Table_20_Contents">
      <style:text-properties officeooo:rsid="0018739f" officeooo:paragraph-rsid="0017042e"/>
    </style:style>
    <style:style style:name="P19" style:family="paragraph" style:parent-style-name="Table_20_Contents">
      <style:text-properties officeooo:rsid="002223b1" officeooo:paragraph-rsid="0017042e"/>
    </style:style>
    <style:style style:name="P20" style:family="paragraph" style:parent-style-name="Table_20_Contents">
      <style:text-properties officeooo:rsid="002a359f" officeooo:paragraph-rsid="0017042e"/>
    </style:style>
    <style:style style:name="P21" style:family="paragraph" style:parent-style-name="Table_20_Contents">
      <style:text-properties officeooo:rsid="002b83c9" officeooo:paragraph-rsid="0017042e"/>
    </style:style>
    <style:style style:name="P22" style:family="paragraph" style:parent-style-name="Table_20_Contents">
      <style:text-properties officeooo:paragraph-rsid="0017042e"/>
    </style:style>
    <style:style style:name="P23" style:family="paragraph" style:parent-style-name="Table_20_Contents">
      <style:text-properties officeooo:rsid="000be154" officeooo:paragraph-rsid="0017042e"/>
    </style:style>
    <style:style style:name="P24" style:family="paragraph" style:parent-style-name="Table_20_Contents">
      <style:text-properties officeooo:rsid="000be154" officeooo:paragraph-rsid="001756fa"/>
    </style:style>
    <style:style style:name="P25" style:family="paragraph" style:parent-style-name="Table_20_Contents">
      <style:text-properties officeooo:rsid="00434421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82988"/>
    </style:style>
    <style:style style:name="T2" style:family="text">
      <style:text-properties officeooo:rsid="0018739f"/>
    </style:style>
    <style:style style:name="T3" style:family="text">
      <style:text-properties officeooo:rsid="002ed422"/>
    </style:style>
    <style:style style:name="T4" style:family="text">
      <style:text-properties officeooo:rsid="001658ba"/>
    </style:style>
    <style:style style:name="T5" style:family="text">
      <style:text-properties officeooo:rsid="001668fc"/>
    </style:style>
    <style:style style:name="T6" style:family="text">
      <style:text-properties officeooo:rsid="0021b3ca"/>
    </style:style>
    <style:style style:name="T7" style:family="text">
      <style:text-properties officeooo:rsid="002bb2b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A"/>
        <table:table-column table:style-name="Tableau2.F"/>
        <table:table-row>
          <table:table-cell table:style-name="Tableau2.A1" table:number-columns-spanned="6" office:value-type="string">
            <text:p text:style-name="P25"><text:text-input text:description="">{%for mois  in Auditeur.iterMois() %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4"><text:text-input text:description="">{%for anomalieTache in verifsMensuelles.iterAnomaliesTaches() %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"><text:text-input text:description="">{%if  anomalieTache.getType() == "39h" %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22"/>
                </table:table-cell>
                <table:table-cell table:style-name="Tableau3.A1" office:value-type="string">
                  <text:p text:style-name="P2">Demande de rappel sur heures supplémentaires rattachées au mois de </text:p>
                </table:table-cell>
                <table:table-cell table:style-name="Tableau3.C1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2"><text:span text:style-name="T1"><text:text-input text:description="">{{ anomalieTache.getMois()  }}</text:text-input></text:span><office:annotation><dc:creator>Auteur inconnu</dc:creator><dc:date>2017-04-29T04:59:01</dc:date><text:p text:style-name="P26"><text:span text:style-name="T8">{{ nomdevar.appel() }}</text:span></text:p></office:annotation>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3"><text:s/>de l'année :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2"><text:span text:style-name="T2"><text:text-input text:description="">{{ anomalieTache.getAnnee()  }}</text:text-input></text:span><office:annotation><dc:creator>Auteur inconnu</dc:creator><dc:date>2017-04-29T05:27:02</dc:date><text:p text:style-name="P26"><text:span text:style-name="T8">http://jinja.pocoo.org/docs/2.9/templates/#expressions</text:span></text:p></office:annotation>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2"><text:s/><text:span text:style-name="T3">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span>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3">les numéros de semaines sont celles de la norme iso8601.</text:p>
                  <text:p text:style-name="P2"/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7" office:value-type="string">
                  <text:p text:style-name="P22"/>
                </table:table-cell>
                <table:table-cell table:style-name="Tableau3.A7" office:value-type="string">
                  <text:p text:style-name="P4">Les semaines sont rattachées au mois de ont les semaines achevées au cours de ce mois </text:p>
                </table:table-cell>
                <table:table-cell table:style-name="Tableau3.C7" office:value-type="string">
                  <text:p text:style-name="P2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2"><text:text-input text:description=""/>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column table:style-name="Tableau4.D"/>
              <table:table-column table:style-name="Tableau4.B"/>
              <table:table-column table:style-name="Tableau4.F"/>
              <table:table-column table:style-name="Tableau4.G"/>
              <table:table-column table:style-name="Tableau4.H"/>
              <table:table-row>
                <table:table-cell table:style-name="Tableau4.A1" office:value-type="string">
                  <text:p text:style-name="P22"/>
                </table:table-cell>
                <table:table-cell table:style-name="Tableau4.A1" table:number-columns-spanned="3" office:value-type="string">
                  <text:p text:style-name="P5">HEURES EFFECTUEES</text:p>
                </table:table-cell>
                <table:covered-table-cell/>
                <table:covered-table-cell/>
                <table:table-cell table:style-name="Tableau4.A1" table:number-columns-spanned="2" office:value-type="string">
                  <text:p text:style-name="P5">H, REMUNEREES</text:p>
                </table:table-cell>
                <table:covered-table-cell/>
                <table:table-cell table:style-name="Tableau4.G1" table:number-columns-spanned="2" office:value-type="string">
                  <text:p text:style-name="P5">H. RESTANT DUES</text:p>
                </table:table-cell>
                <table:covered-table-cell/>
              </table:table-row>
              <table:table-row>
                <table:table-cell table:style-name="Tableau4.A2" office:value-type="string">
                  <text:p text:style-name="P5">Semaine n°</text:p>
                </table:table-cell>
                <table:table-cell table:style-name="Tableau4.A2" office:value-type="string">
                  <text:p text:style-name="P5">Nb heures hebdo entre</text:p>
                  <text:p text:style-name="P5">39h et 43h </text:p>
                </table:table-cell>
                <table:table-cell table:style-name="Tableau4.A2" office:value-type="string">
                  <text:p text:style-name="P5">Nb heures hebdo entre 43h et 48h</text:p>
                </table:table-cell>
                <table:table-cell table:style-name="Tableau4.A2" office:value-type="string">
                  <text:p text:style-name="P5">Nb heures <text:s/>&gt; 48 h</text:p>
                </table:table-cell>
                <table:table-cell table:style-name="Tableau4.A2" office:value-type="string">
                  <text:p text:style-name="P5">Nb heures hebdo entre</text:p>
                  <text:p text:style-name="P5">39h et 43h</text:p>
                </table:table-cell>
                <table:table-cell table:style-name="Tableau4.A2" office:value-type="string">
                  <text:p text:style-name="P5">Nb heures hebdo entre 43h et 48h</text:p>
                </table:table-cell>
                <table:table-cell table:style-name="Tableau4.A2" office:value-type="string">
                  <text:p text:style-name="P5">entre</text:p>
                  <text:p text:style-name="P5">39h et 43h</text:p>
                </table:table-cell>
                <table:table-cell table:style-name="Tableau4.H2" office:value-type="string">
                  <text:p text:style-name="P5">entre 43h et 48h</text:p>
                </table:table-cell>
              </table:table-row>
              <table:table-row>
                <table:table-cell table:style-name="Tableau4.H2" table:number-columns-spanned="8" office:value-type="string">
                  <text:p text:style-name="P6"><text:text-input text:description="">{% for  semaineTravaillee in anomalieTache.iterSemainesTravaillees()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4.A2" office:value-type="string">
                  <text:p text:style-name="P7"><text:text-input text:description="">{{ semaineTravaillee.getNumeroSemaine()  }}</text:text-input></text:p>
                </table:table-cell>
                <table:table-cell table:style-name="Tableau4.A2" office:value-type="string">
                  <text:p text:style-name="P8"><text:text-input text:description="">{{ semaineTravaillee.getHeuresTravHebdo3943()  }}</text:text-input></text:p>
                </table:table-cell>
                <table:table-cell table:style-name="Tableau4.A2" office:value-type="string">
                  <text:p text:style-name="P9"><text:text-input text:description="">{{ semaineTravaillee.getHeuresTravHebdo4348() }}</text:text-input></text:p>
                </table:table-cell>
                <table:table-cell table:style-name="Tableau4.A2" office:value-type="string">
                  <text:p text:style-name="P9"><text:text-input text:description="">{{ semaineTravaillee.getHeuresTravHebdoPLUSDE48() }}</text:text-input></text:p>
                </table:table-cell>
                <table:table-cell table:style-name="Tableau4.A2" office:value-type="string">
                  <text:p text:style-name="P9"><text:text-input text:description="">{{ semaineTravaillee.getHeuresRemunHebdo3943()  }}</text:text-input></text:p>
                </table:table-cell>
                <table:table-cell table:style-name="Tableau4.A2" office:value-type="string">
                  <text:p text:style-name="P9"><text:text-input text:description="">{{ semaineTravaillee.getHeuresRemunHebdo4348() }}
</text:text-input></text:p>
                </table:table-cell>
                <table:table-cell table:style-name="Tableau4.A2" office:value-type="string">
                  <text:p text:style-name="P10"><text:text-input text:description="">{{ semaineTravaillee.getHeuresRestantDuesHebdo3943() }}</text:text-input></text:p>
                </table:table-cell>
                <table:table-cell table:style-name="Tableau4.H2" office:value-type="string">
                  <text:p text:style-name="P11"><text:text-input text:description="">{{ semaineTravaillee.getHeuresRestantDuesHebdo4348() }}</text:text-input></text:p>
                </table:table-cell>
              </table:table-row>
              <table:table-row>
                <table:table-cell table:style-name="Tableau4.H2" table:number-columns-spanned="8" office:value-type="string">
                  <text:p text:style-name="P22"><text:text-input text:description="">{% endfor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2"/>
            <table:table table:name="Tableau5" table:style-name="Tableau5">
              <table:table-column table:style-name="Tableau5.A"/>
              <table:table-column table:style-name="Tableau5.B" table:number-columns-repeated="2"/>
              <table:table-column table:style-name="Tableau5.D"/>
              <table:table-column table:style-name="Tableau5.E"/>
              <table:table-column table:style-name="Tableau5.F"/>
              <table:table-column table:style-name="Tableau5.G"/>
              <table:table-row table:style-name="Tableau5.1">
                <table:table-cell table:style-name="Tableau5.A1" table:number-columns-spanned="4" office:value-type="string">
                  <text:p text:style-name="P22"/>
                </table:table-cell>
                <table:covered-table-cell/>
                <table:covered-table-cell/>
                <table:covered-table-cell/>
                <table:table-cell table:style-name="Tableau5.A1" office:value-type="string">
                  <text:p text:style-name="P12">CUMUL MENSUEL</text:p>
                </table:table-cell>
                <table:table-cell table:style-name="Tableau5.A1" office:value-type="string">
                  <text:p text:style-name="P11"><text:text-input text:description="">{{ anomalieTache.getMoisTravaille().getHeuresRestantDuesMens3943() }}</text:text-input></text:p>
                </table:table-cell>
                <table:table-cell table:style-name="Tableau5.G1" office:value-type="string">
                  <text:p text:style-name="P11"><text:text-input text:description="">{{ anomalieTache.getMoisTravaille().getHeuresRestantDuesMens4348() }}</text:text-input></text:p>
                </table:table-cell>
              </table:table-row>
              <table:table-row>
                <table:table-cell table:style-name="Tableau5.A2" office:value-type="string">
                  <text:p text:style-name="P22"><text:soft-page-break/></text:p>
                </table:table-cell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12">BONIFICATION </text:p>
                </table:table-cell>
                <table:table-cell table:style-name="Tableau5.A2" office:value-type="string">
                  <text:p text:style-name="P13">* 1, 25</text:p>
                </table:table-cell>
                <table:table-cell table:style-name="Tableau5.G2" office:value-type="string">
                  <text:p text:style-name="P22">* <text:span text:style-name="T4">1, 50</text:span></text:p>
                </table:table-cell>
              </table:table-row>
              <table:table-row>
                <table:table-cell table:style-name="Tableau5.A2" table:number-columns-spanned="4" office:value-type="string">
                  <text:p text:style-name="P22"/>
                </table:table-cell>
                <table:covered-table-cell/>
                <table:covered-table-cell/>
                <table:covered-table-cell/>
                <table:table-cell table:style-name="Tableau5.A2" office:value-type="string">
                  <text:p text:style-name="P13">EQUIVALENT HEURES</text:p>
                  <text:p text:style-name="P13">NON BONIFIEES</text:p>
                </table:table-cell>
                <table:table-cell table:style-name="Tableau5.A2" office:value-type="string">
                  <text:p text:style-name="P10"><text:text-input text:description="">{{ anomalieTache.getMoisTravaille().getHeuresRestantDuesMens3943EqvHeuresNonBonifiees() }}</text:text-input></text:p>
                </table:table-cell>
                <table:table-cell table:style-name="Tableau5.G2" office:value-type="string">
                  <text:p text:style-name="P10"><text:text-input text:description="">{{ anomalieTache.getMoisTravaille().getHeuresRestantDuesMens4348EqvHeuresNonBonifiees() }}</text:text-input></text:p>
                </table:table-cell>
              </table:table-row>
              <table:table-row>
                <table:table-cell table:style-name="Tableau5.A4" table:number-columns-spanned="4" office:value-type="string">
                  <text:p text:style-name="P22"/>
                </table:table-cell>
                <table:covered-table-cell/>
                <table:covered-table-cell/>
                <table:covered-table-cell/>
                <table:table-cell table:style-name="Tableau5.A4" office:value-type="string">
                  <text:p text:style-name="P14">TOTAL EN EQUIVALENT HEURES NON BONIFIEES</text:p>
                </table:table-cell>
                <table:table-cell table:style-name="Tableau5.F4" table:number-columns-spanned="2" office:value-type="string">
                  <text:p text:style-name="P15"><text:text-input text:description="">{{ anomalieTache.getMoisTravaille.getHeuresRestantDuesEqvHeuresNonBonifieesTotales() }}</text:text-input></text:p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6" table:number-columns-spanned="3" office:value-type="string">
            <text:p text:style-name="P16">La quantité totale d'heures restant dues pour le mois de </text:p>
          </table:table-cell>
          <table:covered-table-cell/>
          <table:covered-table-cell/>
          <table:table-cell table:style-name="Tableau2.A6" office:value-type="string">
            <text:p text:style-name="P17"><text:text-input text:description="">{{ anomalieTache.getMois()  }}</text:text-input></text:p>
          </table:table-cell>
          <table:table-cell table:style-name="Tableau2.A6" office:value-type="string">
            <text:p text:style-name="P16"><text:s/>de <text:s/>l'année </text:p>
          </table:table-cell>
          <table:table-cell table:style-name="Tableau2.A2" office:value-type="string">
            <text:p text:style-name="P18"><text:text-input text:description="">{{ anomalieTache.getAnnee()  }}</text:text-input></text:p>
          </table:table-cell>
        </table:table-row>
        <table:table-row>
          <table:table-cell table:style-name="Tableau2.A6" office:value-type="string">
            <text:p text:style-name="P19">s'élève à </text:p>
          </table:table-cell>
          <table:table-cell table:style-name="Tableau2.A6" office:value-type="string">
            <text:p text:style-name="P19"><text:text-input text:description=""/><text:span text:style-name="T5"><text:text-input text:description="">{{ anomalieTache.getMoisTravaille.getHeuresRestantDuesEqvHeuresNonBonifieesTotales() }}</text:text-input></text:span></text:p>
          </table:table-cell>
          <table:table-cell table:style-name="Tableau2.A6" table:number-columns-spanned="3" office:value-type="string">
            <text:p text:style-name="P19"/>
          </table:table-cell>
          <table:covered-table-cell/>
          <table:covered-table-cell/>
          <table:table-cell table:style-name="Tableau2.A2" office:value-type="string">
            <text:p text:style-name="P2"/>
          </table:table-cell>
        </table:table-row>
        <table:table-row>
          <table:table-cell table:style-name="Tableau2.A2" table:number-columns-spanned="6" office:value-type="string">
            <text:p text:style-name="P22"><text:text-input text:description="">{% if anomalieTache.isDernierMoisPeriode() %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0">SYNTHESE : <text:s/>pour l'année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18"><text:text-input text:description="">{{ anomalieTache.getAnnee()  }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0"><text:span text:style-name="T6">La quantité totale d'heures restant dues </text:span>dans l'hypothèse de la comptabilisation comme heures supplémentaires dues les heures hebdomadaires effectuées au-delà de 39 heures<text:span text:style-name="T6"> </text:span>est, <text:span text:style-name="T7">en equivalent heures non bonifiées, </text:span>de 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1"><text:text-input text:description="">{{ anomalieTache.getAnneeTravaillee().getHeuresRestantDuesEqvHeuresNonBonifieesTotales() }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2"><text:text-input text:description="">{%  endif % } 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38:54.593000000</meta:creation-date>
    <dc:date>2017-05-11T15:53:41.987000000</dc:date>
    <meta:editing-duration>PT6M7S</meta:editing-duration>
    <meta:editing-cycles>2</meta:editing-cycles>
    <meta:generator>LibreOffice/5.2.6.2$Windows_x86 LibreOffice_project/a3100ed2409ebf1c212f5048fbe377c281438fdc</meta:generator>
    <meta:document-statistic meta:table-count="4" meta:image-count="0" meta:object-count="0" meta:page-count="2" meta:paragraph-count="59" meta:word-count="358" meta:character-count="2667" meta:non-whitespace-character-count="2397"/>
  </office:meta>
</office:document-meta>
</file>